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5cm" fo:min-width="0cm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0pt" style:font-size-asian="10pt" style:font-size-complex="10pt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3.794cm" svg:y="3.794cm">
          <text:p text:style-name="P1"><text:span text:style-name="T1">I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3.494cm" svg:y="4.894cm">
          <text:p text:style-name="P1"><text:span text:style-name="T1">I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4.094cm" svg:y="4.894cm">
          <text:p text:style-name="P1"><text:span text:style-name="T1">I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048cm" svg:y1="4.302cm" svg:x2="3.748cm" svg:y2="4.894cm" draw:start-shape="id1" draw:start-glue-point="8" draw:end-shape="id2" draw:end-glue-point="4" svg:d="M4048 4302l-300 592">
          <text:p/>
        </draw:connector>
        <draw:connector draw:style-name="gr2" draw:text-style-name="P2" draw:layer="layout" draw:type="line" svg:x1="4.048cm" svg:y1="4.302cm" svg:x2="4.348cm" svg:y2="4.894cm" draw:start-shape="id1" draw:start-glue-point="8" draw:end-shape="id3" draw:end-glue-point="4" svg:d="M4048 4302l300 592">
          <text:p/>
        </draw:connector>
        <draw:frame draw:style-name="gr3" draw:text-style-name="P3" draw:layer="layout" svg:width="1.053cm" svg:height="0.729cm" svg:x="3.521cm" svg:y="5.315cm">
          <draw:text-box>
            <text:p><text:span text:style-name="T1">BN</text:span><text:span text:style-name="T2">1</text:span></text:p>
          </draw:text-box>
        </draw:frame>
        <draw:custom-shape draw:style-name="gr1" draw:text-style-name="P1" xml:id="id4" draw:id="id4" draw:layer="layout" svg:width="0.508cm" svg:height="0.508cm" svg:x="5.194cm" svg:y="3.794cm">
          <text:p text:style-name="P1"><text:span text:style-name="T1">I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508cm" svg:height="0.508cm" svg:x="4.894cm" svg:y="4.894cm">
          <text:p text:style-name="P1"><text:span text:style-name="T1">I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5.494cm" svg:y="4.894cm">
          <text:p text:style-name="P1"><text:span text:style-name="T1">I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448cm" svg:y1="4.302cm" svg:x2="5.148cm" svg:y2="4.894cm" draw:start-shape="id4" draw:start-glue-point="8" draw:end-shape="id5" draw:end-glue-point="4" svg:d="M5448 4302l-300 592">
          <text:p/>
        </draw:connector>
        <draw:connector draw:style-name="gr2" draw:text-style-name="P2" draw:layer="layout" draw:type="line" svg:x1="5.448cm" svg:y1="4.302cm" svg:x2="5.748cm" svg:y2="4.894cm" draw:start-shape="id4" draw:start-glue-point="8" draw:end-shape="id6" draw:end-glue-point="4" svg:d="M5448 4302l300 592">
          <text:p/>
        </draw:connector>
        <draw:frame draw:style-name="gr3" draw:text-style-name="P3" draw:layer="layout" svg:width="1.053cm" svg:height="0.729cm" svg:x="4.921cm" svg:y="5.315cm">
          <draw:text-box>
            <text:p><text:span text:style-name="T1">BN</text:span><text:span text:style-name="T3">2</text:span></text:p>
          </draw:text-box>
        </draw:frame>
        <draw:custom-shape draw:style-name="gr1" draw:text-style-name="P1" xml:id="id7" draw:id="id7" draw:layer="layout" svg:width="0.508cm" svg:height="0.508cm" svg:x="6.594cm" svg:y="3.794cm">
          <text:p text:style-name="P1"><text:span text:style-name="T1">I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508cm" svg:height="0.508cm" svg:x="6.294cm" svg:y="4.894cm">
          <text:p text:style-name="P1"><text:span text:style-name="T1">I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508cm" svg:height="0.508cm" svg:x="6.894cm" svg:y="4.894cm">
          <text:p text:style-name="P1"><text:span text:style-name="T1">I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848cm" svg:y1="4.302cm" svg:x2="6.548cm" svg:y2="4.894cm" draw:start-shape="id7" draw:start-glue-point="8" draw:end-shape="id8" draw:end-glue-point="4" svg:d="M6848 4302l-300 592">
          <text:p/>
        </draw:connector>
        <draw:connector draw:style-name="gr2" draw:text-style-name="P2" draw:layer="layout" draw:type="line" svg:x1="6.848cm" svg:y1="4.302cm" svg:x2="7.148cm" svg:y2="4.894cm" draw:start-shape="id7" draw:start-glue-point="8" draw:end-shape="id9" draw:end-glue-point="4" svg:d="M6848 4302l300 592">
          <text:p/>
        </draw:connector>
        <draw:frame draw:style-name="gr3" draw:text-style-name="P3" draw:layer="layout" svg:width="1.053cm" svg:height="0.729cm" svg:x="6.321cm" svg:y="5.315cm">
          <draw:text-box>
            <text:p><text:span text:style-name="T1">BN</text:span><text:span text:style-name="T3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6-25T11:24:41.64</meta:creation-date>
    <dc:date>2015-06-25T11:36:30.65</dc:date>
    <dc:creator>Loc Nguyen</dc:creator>
    <meta:editing-duration>PT11M47S</meta:editing-duration>
    <meta:editing-cycles>11</meta:editing-cycles>
    <meta:generator>OpenOffice/4.1.0$Win32 OpenOffice.org_project/410m18$Build-9764</meta:generator>
    <meta:document-statistic meta:object-count="18"/>
  </office:meta>
</office:document-meta>
</file>